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6000003D67C88A6ADC3211EEA.png" manifest:media-type="image/png"/>
  <manifest:file-entry manifest:full-path="Pictures/100000000000064000000384E4F44211F99C7D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5.063cm, 19.955cm, 4.84cm, 5.14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8.425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ARマーカー</text:p>
          </draw:text-box>
        </draw:frame>
        <draw:frame presentation:style-name="pr2" draw:text-style-name="P2" draw:layer="layout" svg:width="14.8cm" svg:height="8.425cm" svg:x="12.6cm" svg:y="11.354cm" presentation:class="subtitle" presentation:user-transformed="true">
          <draw:text-box>
            <text:p text:style-name="P1">1:輪郭をみつける</text:p>
            <text:p text:style-name="P1">2:四角形</text:p>
            <text:p text:style-name="P1">　内部に輪郭がある</text:p>
            <text:p text:style-name="P1">⇛マーカー</text:p>
          </draw:text-box>
        </draw:frame>
        <draw:frame draw:style-name="gr1" draw:text-style-name="P3" draw:layer="layout" svg:width="11.399cm" svg:height="9.198cm" svg:x="0.801cm" svg:y="4cm">
          <draw:image xlink:href="Pictures/100000000000064000000384E4F44211F99C7D19.png" xlink:type="simple" xlink:show="embed" xlink:actuate="onLoad">
            <text:p/>
          </draw:image>
        </draw:frame>
        <draw:frame draw:style-name="gr2" draw:text-style-name="P3" draw:layer="layout" svg:width="9.6cm" svg:height="7.423cm" svg:x="16.8cm" svg:y="3.246cm">
          <draw:image xlink:href="Pictures/10000201000004F6000003D67C88A6ADC3211E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04:09:49.532637706</meta:creation-date>
    <dc:date>2017-06-05T16:25:31.095319613</dc:date>
    <meta:editing-duration>PT5H5M32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